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d329" officeooo:paragraph-rsid="0019d329" style:font-size-asian="12.25pt" style:font-size-complex="14pt"/>
    </style:style>
    <style:style style:name="P2" style:family="paragraph" style:parent-style-name="Standard">
      <style:text-properties fo:font-size="14pt" officeooo:rsid="0019d329" officeooo:paragraph-rsid="001b8f6e" style:font-size-asian="12.25pt" style:font-size-complex="14pt"/>
    </style:style>
    <style:style style:name="P3" style:family="paragraph" style:parent-style-name="Standard">
      <style:text-properties fo:font-size="14pt" officeooo:rsid="001ddd35" officeooo:paragraph-rsid="001ddd35" style:font-size-asian="12.25pt" style:font-size-complex="14pt"/>
    </style:style>
    <style:style style:name="P4" style:family="paragraph" style:parent-style-name="Standard">
      <style:text-properties fo:font-size="14pt" officeooo:rsid="00206de2" officeooo:paragraph-rsid="00206de2" style:font-size-asian="12.25pt" style:font-size-complex="14pt"/>
    </style:style>
    <style:style style:name="P5" style:family="paragraph" style:parent-style-name="Standard">
      <style:text-properties fo:font-size="14pt" officeooo:rsid="0020cfa3" officeooo:paragraph-rsid="0020cfa3" style:font-size-asian="12.25pt" style:font-size-complex="14pt"/>
    </style:style>
    <style:style style:name="P6" style:family="paragraph" style:parent-style-name="Standard">
      <style:paragraph-properties fo:break-before="page"/>
      <style:text-properties fo:font-size="14pt" officeooo:rsid="0020cfa3" officeooo:paragraph-rsid="0020cfa3" style:font-size-asian="12.25pt" style:font-size-complex="14pt"/>
    </style:style>
    <style:style style:name="P7" style:family="paragraph" style:parent-style-name="Standard">
      <style:text-properties fo:font-size="14pt" officeooo:rsid="00237757" officeooo:paragraph-rsid="00237757" style:font-size-asian="12.25pt" style:font-size-complex="14pt"/>
    </style:style>
    <style:style style:name="P8" style:family="paragraph" style:parent-style-name="Standard">
      <style:text-properties fo:font-size="14pt" officeooo:rsid="00250acb" officeooo:paragraph-rsid="00250acb" style:font-size-asian="12.25pt" style:font-size-complex="14pt"/>
    </style:style>
    <style:style style:name="P9" style:family="paragraph" style:parent-style-name="Standard">
      <style:text-properties fo:font-size="14pt" officeooo:rsid="00259877" officeooo:paragraph-rsid="00259877" style:font-size-asian="12.25pt" style:font-size-complex="14pt"/>
    </style:style>
    <style:style style:name="P10" style:family="paragraph" style:parent-style-name="Standard">
      <style:text-properties fo:font-size="14pt" officeooo:rsid="0026634c" officeooo:paragraph-rsid="0026634c" style:font-size-asian="12.25pt" style:font-size-complex="14pt"/>
    </style:style>
    <style:style style:name="P11" style:family="paragraph" style:parent-style-name="Standard">
      <style:text-properties fo:font-size="14pt" officeooo:rsid="0026c9a3" officeooo:paragraph-rsid="0026c9a3" style:font-size-asian="12.25pt" style:font-size-complex="14pt"/>
    </style:style>
    <style:style style:name="P12" style:family="paragraph" style:parent-style-name="Standard">
      <style:text-properties fo:font-size="14pt" officeooo:rsid="0020cfa3" officeooo:paragraph-rsid="00206de2" style:font-size-asian="12.25pt" style:font-size-complex="14pt"/>
    </style:style>
    <style:style style:name="P13" style:family="paragraph" style:parent-style-name="Standard">
      <style:text-properties fo:font-size="14pt" officeooo:rsid="00206de2" officeooo:paragraph-rsid="00206de2" style:font-size-asian="12.25pt" style:font-size-complex="14pt"/>
    </style:style>
    <style:style style:name="P14" style:family="paragraph" style:parent-style-name="Standard">
      <style:text-properties fo:font-size="14pt" officeooo:rsid="002a13d7" officeooo:paragraph-rsid="002a13d7" style:font-size-asian="12.25pt" style:font-size-complex="14pt"/>
    </style:style>
    <style:style style:name="P15" style:family="paragraph" style:parent-style-name="Standard">
      <style:text-properties fo:font-size="14pt" officeooo:rsid="002b9eeb" officeooo:paragraph-rsid="002b9eeb" style:font-size-asian="12.25pt" style:font-size-complex="14pt"/>
    </style:style>
    <style:style style:name="P16" style:family="paragraph" style:parent-style-name="Standard">
      <style:text-properties fo:font-size="14pt" officeooo:rsid="002c48c0" officeooo:paragraph-rsid="002c48c0" style:font-size-asian="12.25pt" style:font-size-complex="14pt"/>
    </style:style>
    <style:style style:name="P17" style:family="paragraph" style:parent-style-name="Standard">
      <style:text-properties fo:font-size="14pt" officeooo:rsid="002cb7d3" officeooo:paragraph-rsid="002cb7d3" style:font-size-asian="12.25pt" style:font-size-complex="14pt"/>
    </style:style>
    <style:style style:name="P18" style:family="paragraph" style:parent-style-name="Standard">
      <style:text-properties fo:font-size="14pt" officeooo:rsid="002cb7d3" officeooo:paragraph-rsid="0030604f" style:font-size-asian="12.25pt" style:font-size-complex="14pt"/>
    </style:style>
    <style:style style:name="P19" style:family="paragraph" style:parent-style-name="Standard">
      <style:text-properties fo:font-size="14pt" officeooo:rsid="002cb7d3" officeooo:paragraph-rsid="0031ca0a" style:font-size-asian="12.25pt" style:font-size-complex="14pt"/>
    </style:style>
    <style:style style:name="P20" style:family="paragraph" style:parent-style-name="Standard">
      <style:text-properties fo:font-size="14pt" officeooo:rsid="002cb7d3" officeooo:paragraph-rsid="00336698" style:font-size-asian="12.25pt" style:font-size-complex="14pt"/>
    </style:style>
    <style:style style:name="P21" style:family="paragraph" style:parent-style-name="Standard">
      <style:text-properties fo:font-size="14pt" officeooo:rsid="002cb7d3" officeooo:paragraph-rsid="0034f104" style:font-size-asian="12.25pt" style:font-size-complex="14pt"/>
    </style:style>
    <style:style style:name="P22" style:family="paragraph" style:parent-style-name="Standard">
      <style:text-properties fo:font-size="14pt" officeooo:rsid="002cb7d3" officeooo:paragraph-rsid="0036c851" style:font-size-asian="12.25pt" style:font-size-complex="14pt"/>
    </style:style>
    <style:style style:name="P23" style:family="paragraph" style:parent-style-name="Standard">
      <style:text-properties fo:font-size="14pt" officeooo:rsid="002cb7d3" officeooo:paragraph-rsid="0037a9d6" style:font-size-asian="12.25pt" style:font-size-complex="14pt"/>
    </style:style>
    <style:style style:name="P24" style:family="paragraph" style:parent-style-name="Standard">
      <style:text-properties fo:font-size="14pt" officeooo:rsid="002ee4c3" officeooo:paragraph-rsid="002ee4c3" style:font-size-asian="12.25pt" style:font-size-complex="14pt"/>
    </style:style>
    <style:style style:name="T1" style:family="text">
      <style:text-properties officeooo:rsid="001b8f6e"/>
    </style:style>
    <style:style style:name="T2" style:family="text">
      <style:text-properties fo:language="fr" fo:country="FR" officeooo:rsid="001b8f6e"/>
    </style:style>
    <style:style style:name="T3" style:family="text">
      <style:text-properties officeooo:rsid="001c98bf"/>
    </style:style>
    <style:style style:name="T4" style:family="text">
      <style:text-properties officeooo:rsid="0021d161"/>
    </style:style>
    <style:style style:name="T5" style:family="text">
      <style:text-properties officeooo:rsid="00237757"/>
    </style:style>
    <style:style style:name="T6" style:family="text">
      <style:text-properties officeooo:rsid="00288de8"/>
    </style:style>
    <style:style style:name="T7" style:family="text">
      <style:text-properties officeooo:rsid="002c93df"/>
    </style:style>
    <style:style style:name="T8" style:family="text">
      <style:text-properties officeooo:rsid="002d0f37"/>
    </style:style>
    <style:style style:name="T9" style:family="text">
      <style:text-properties officeooo:rsid="0030604f"/>
    </style:style>
    <style:style style:name="T10" style:family="text">
      <style:text-properties officeooo:rsid="0031ca0a"/>
    </style:style>
    <style:style style:name="T11" style:family="text">
      <style:text-properties officeooo:rsid="00336698"/>
    </style:style>
    <style:style style:name="T12" style:family="text">
      <style:text-properties officeooo:rsid="0033abcf"/>
    </style:style>
    <style:style style:name="T13" style:family="text">
      <style:text-properties officeooo:rsid="0034f104"/>
    </style:style>
    <style:style style:name="T14" style:family="text">
      <style:text-properties officeooo:rsid="0036c851"/>
    </style:style>
    <style:style style:name="T15" style:family="text">
      <style:text-properties officeooo:rsid="0037a9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RITIQUE DE LA RELIGION:</text:p>
      <text:p text:style-name="P1"/>
      <text:p text:style-name="P2">Nietzsche:</text:p>
      <text:p text:style-name="P2"/>
      <text:p text:style-name="P2"><text:span text:style-name="T1">Nietzsche est </text:span><text:span text:style-name="T2">haté</text:span><text:span text:style-name="T1">, il était prof de philo en fac à 22 ans.</text:span> </text:p>
      <text:p text:style-name="P2"/>
      <text:p text:style-name="P2">“<text:span text:style-name="T3">Dieu est mort”: on en a plus besoin.</text:span></text:p>
      <text:p text:style-name="P2"/>
      <text:p text:style-name="P3">Il annonce la fin d’un monde “debarassé” (intellectuelement “Deieu est une hupothèse inutile”, réellement en politique, morale… on n’a plus besoin del’autorité legitmante de Dieu) de Dien(transcendant)</text:p>
      <text:p text:style-name="P3"/>
      <text:p text:style-name="P4">Dostoïevsky:</text:p>
      <text:p text:style-name="P4"/>
      <text:p text:style-name="P4">Lecteur de nietzsche mais croyant.</text:p>
      <text:p text:style-name="P4"/>
      <text:p text:style-name="P4">“Si dieu n’existe pas tout est paermis”.</text:p>
      <text:p text:style-name="P4"/>
      <text:p text:style-name="P14">Que repond rousseau à la question de savoir si une religion est necessaire si on peut s’en passer</text:p>
      <text:p text:style-name="P14"/>
      <text:p text:style-name="P14">argumentation</text:p>
      <text:p text:style-name="P14"/>
      <text:p text:style-name="P15">La Nature</text:p>
      <text:p text:style-name="P15"/>
      <text:p text:style-name="P16">Intro</text:p>
      <text:p text:style-name="P16"/>
      <text:p text:style-name="P16">- Quelle est la signification de nature.</text:p>
      <text:p text:style-name="P16">- Est-ce que l’on peut utilisé la nature comme un modèle/ une référence.</text:p>
      <text:p text:style-name="P16"/>
      <text:p text:style-name="P16">I- un mot equivoque</text:p>
      <text:p text:style-name="P16"/>
      <text:p text:style-name="P16">Le mot nature est utilisé pour évoqué un ensemmble exterieur et l’ensemble des propriété d’une chose</text:p>
      <text:p text:style-name="P16"/>
      <text:p text:style-name="P16">Dans le cas de l’ensemble exterieur: </text:p>
      <text:p text:style-name="P16">- les être qui n’ont pas été fabriqués par l’homme</text:p>
      <text:p text:style-name="P17">Le <text:span text:style-name="T8">qui</text:span> n’ont pas été fabriqué par l’homme exclue l’homme et ses action de la nature ce qui est trés discutable</text:p>
      <text:p text:style-name="P16">- paysage/milieu</text:p>
      <text:p text:style-name="P24"><text:soft-page-break/>On peu se poser la question de ce que veut dire nature dans paysage</text:p>
      <text:p text:style-name="P16">- <text:span text:style-name="T7">la nature est souvent évoqué comme une puissance créatrice</text:span></text:p>
      <text:p text:style-name="P16"/>
      <text:p text:style-name="P18"><text:span text:style-name="T9">II Naturel/ artificiel</text:span></text:p>
      <text:p text:style-name="P18"/>
      <text:p text:style-name="P19"><text:span text:style-name="T9">Aristote: les choses naturelles ont un principe interne de mouvement</text:span></text:p>
      <text:p text:style-name="P20"><text:span text:style-name="T10">les choses artificielle ont un principe extern de mouvement</text:span></text:p>
      <text:p text:style-name="P20"/>
      <text:p text:style-name="P20"><text:span text:style-name="T11">III Nature/ Culture</text:span></text:p>
      <text:p text:style-name="P20"/>
      <text:p text:style-name="P21"><text:span text:style-name="T12">La culture produit de l’histoire et du changement chez les individu.</text:span></text:p>
      <text:p text:style-name="P22"><text:span text:style-name="T13">La culture c’est ce qui ne fait pas parti de la nature d’un etre.</text:span></text:p>
      <text:p text:style-name="P22"/>
      <text:p text:style-name="P23"><text:span text:style-name="T14">IV Descartes un concept “scientifique” / adjectif.</text:span></text:p>
      <text:p text:style-name="P23"><text:span text:style-name="T15">Nature = matière + propriétés + lois</text:span> </text:p>
      <text:p text:style-name="P16"/>
      <text:p text:style-name="P12"/>
      <text:p text:style-name="P6">UNE SOCIÉTÉ PEUT-ELL<text:span text:style-name="T5">E</text:span>/<text:span text:style-name="T4">D</text:span>OIT-ELLE SE PASSER DE RELIGION</text:p>
      <text:p text:style-name="P5"/>
      <text:p text:style-name="P7">Locke: </text:p>
      <text:p text:style-name="P7"/>
      <text:p text:style-name="P7">Oui une société peut se passer de religion et oui elle doit le faire.</text:p>
      <text:p text:style-name="P7">Il ya un magistrat civil au sein de la société.</text:p>
      <text:p text:style-name="P7"/>
      <text:p text:style-name="P7">Pouvoir: civil politique : définit par sa fonctionnalité.</text:p>
      <text:p text:style-name="P7"/>
      <text:p text:style-name="P8">L’état de nature: si il n’y a pas de pouvoir, c’est l’anarchie.</text:p>
      <text:p text:style-name="P8"/>
      <text:p text:style-name="P9">Le magistrat ne s’addresse pas aux biens spirituels.</text:p>
      <text:p text:style-name="P9"/>
      <text:p text:style-name="P10">Pouvoir religieux(sur l”âme)</text:p>
      <text:p text:style-name="P10"/>
      <text:p text:style-name="P10">Pouvir civil n’a pa s de pouvoir su l’âme:</text:p>
      <text:p text:style-name="P10"><text:tab/>Dieun ne l’a pas donné, Le peuple n’a pas le pouvoir de le donner.</text:p>
      <text:p text:style-name="P7"/>
      <text:p text:style-name="P11">La force corréctive du peuple est extérieur or la croyance est intérieur et on ne peut forcer a croire.<text:span text:style-name="T6">f</text:span>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47:14.738112313</meta:creation-date>
    <meta:generator>LibreOffice/7.3.7.2$Linux_X86_64 LibreOffice_project/30$Build-2</meta:generator>
    <dc:date>2023-02-09T14:09:45.074122937</dc:date>
    <meta:editing-duration>PT2H28M8S</meta:editing-duration>
    <meta:editing-cycles>26</meta:editing-cycles>
    <meta:document-statistic meta:table-count="0" meta:image-count="0" meta:object-count="0" meta:page-count="3" meta:paragraph-count="41" meta:word-count="360" meta:character-count="2090" meta:non-whitespace-character-count="1766"/>
  </office:meta>
</office:document-meta>
</file>